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5-08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3-14 1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1-08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2-31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2-19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0-30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9-18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7-17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5-15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3-27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1-29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0-11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7-31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5-03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2-21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1-02 1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6-28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4-12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1-31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1-29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0-14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7-20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6-01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3-02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1772" calcext:value-type="float">
            <text:p>15.70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33938064516" calcext:value-type="float">
            <text:p>16.04339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95065806452" calcext:value-type="float">
            <text:p>16.42950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7608" calcext:value-type="float">
            <text:p>16.22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18668387097" calcext:value-type="float">
            <text:p>16.09186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2072" calcext:value-type="float">
            <text:p>16.66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62209032258" calcext:value-type="float">
            <text:p>16.78622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19011612903" calcext:value-type="float">
            <text:p>16.34190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7712" calcext:value-type="float">
            <text:p>15.9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8185806452" calcext:value-type="float">
            <text:p>15.49681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4696" calcext:value-type="float">
            <text:p>15.51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21971612903" calcext:value-type="float">
            <text:p>15.66219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14493793103" calcext:value-type="float">
            <text:p>16.641449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2286451613" calcext:value-type="float">
            <text:p>17.02022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8695483871" calcext:value-type="float">
            <text:p>17.338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612" calcext:value-type="float">
            <text:p>17.21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20562580645" calcext:value-type="float">
            <text:p>17.04205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71472" calcext:value-type="float">
            <text:p>16.69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1725714286" calcext:value-type="float">
            <text:p>16.29417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87672258065" calcext:value-type="float">
            <text:p>15.79876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0056" calcext:value-type="float">
            <text:p>15.1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03254193548" calcext:value-type="float">
            <text:p>14.23032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00714285714" calcext:value-type="float">
            <text:p>13.0900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7202580645" calcext:value-type="float">
            <text:p>13.97272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96595862069" calcext:value-type="float">
            <text:p>15.879659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75176" calcext:value-type="float">
            <text:p>16.91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57984516129" calcext:value-type="float">
            <text:p>16.9457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49296" calcext:value-type="float">
            <text:p>16.7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20621935484" calcext:value-type="float">
            <text:p>16.94206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4999483871" calcext:value-type="float">
            <text:p>17.48499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8408" calcext:value-type="float">
            <text:p>17.4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68095483871" calcext:value-type="float">
            <text:p>17.63680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7688" calcext:value-type="float">
            <text:p>17.42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4519483871" calcext:value-type="float">
            <text:p>17.45451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2988571429" calcext:value-type="float">
            <text:p>17.90329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66237419355" calcext:value-type="float">
            <text:p>18.11662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22802580645" calcext:value-type="float">
            <text:p>18.07228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124" calcext:value-type="float">
            <text:p>18.01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4012903226" calcext:value-type="float">
            <text:p>17.9714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07896" calcext:value-type="float">
            <text:p>17.95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41024516129" calcext:value-type="float">
            <text:p>17.85410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77060645161" calcext:value-type="float">
            <text:p>17.60770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39808" calcext:value-type="float">
            <text:p>17.47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1334193548" calcext:value-type="float">
            <text:p>17.26613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6962580645" calcext:value-type="float">
            <text:p>16.82869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5747096774" calcext:value-type="float">
            <text:p>16.50757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67977931035" calcext:value-type="float">
            <text:p>16.446797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1414193548" calcext:value-type="float">
            <text:p>16.94914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8825806452" calcext:value-type="float">
            <text:p>17.1518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71872" calcext:value-type="float">
            <text:p>17.01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294475" calcext:value-type="float">
            <text:p>16.70294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11408" calcext:value-type="float">
            <text:p>16.3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711975" calcext:value-type="float">
            <text:p>15.81711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1713548387" calcext:value-type="float">
            <text:p>15.13617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4686451613" calcext:value-type="float">
            <text:p>14.36846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06268387097" calcext:value-type="float">
            <text:p>13.79062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54738064516" calcext:value-type="float">
            <text:p>13.63547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21112258065" calcext:value-type="float">
            <text:p>15.12211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77299310345" calcext:value-type="float">
            <text:p>15.417729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2627096774" calcext:value-type="float">
            <text:p>16.29726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0716173913" calcext:value-type="float">
            <text:p>17.0607161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68970322581" calcext:value-type="float">
            <text:p>17.15689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8069677419" calcext:value-type="float">
            <text:p>17.05080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6376" calcext:value-type="float">
            <text:p>16.86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81186206897" calcext:value-type="float">
            <text:p>16.47811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33522758621" calcext:value-type="float">
            <text:p>15.943352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4312" calcext:value-type="float">
            <text:p>15.41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76275" calcext:value-type="float">
            <text:p>14.86576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08702857143" calcext:value-type="float">
            <text:p>14.80087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097775" calcext:value-type="float">
            <text:p>14.6809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0014285714" calcext:value-type="float">
            <text:p>14.81600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6490322581" calcext:value-type="float">
            <text:p>15.1726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9136516129" calcext:value-type="float">
            <text:p>16.36913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1933793103" calcext:value-type="float">
            <text:p>16.498193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954725" calcext:value-type="float">
            <text:p>16.18954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3615" calcext:value-type="float">
            <text:p>15.8463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08967741936" calcext:value-type="float">
            <text:p>15.0408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28185714286" calcext:value-type="float">
            <text:p>13.84281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16242580645" calcext:value-type="float">
            <text:p>12.06162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24330909091" calcext:value-type="float">
            <text:p>14.202433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5408571429" calcext:value-type="float">
            <text:p>15.64854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38557142857" calcext:value-type="float">
            <text:p>16.15385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43235" calcext:value-type="float">
            <text:p>16.3043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72524444444" calcext:value-type="float">
            <text:p>16.427252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1352" calcext:value-type="float">
            <text:p>16.09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41445" calcext:value-type="float">
            <text:p>15.6341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06143448276" calcext:value-type="float">
            <text:p>15.320614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0352" calcext:value-type="float">
            <text:p>16.30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66190769231" calcext:value-type="float">
            <text:p>17.086619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61056" calcext:value-type="float">
            <text:p>16.79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47409032258" calcext:value-type="float">
            <text:p>16.37474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72875" calcext:value-type="float">
            <text:p>16.87972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70408571429" calcext:value-type="float">
            <text:p>18.88704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0925" calcext:value-type="float">
            <text:p>19.0280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9812" calcext:value-type="float">
            <text:p>19.06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0912" calcext:value-type="float">
            <text:p>19.04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990725" calcext:value-type="float">
            <text:p>19.06990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35047741935" calcext:value-type="float">
            <text:p>19.143504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64312258065" calcext:value-type="float">
            <text:p>19.20643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8436129032" calcext:value-type="float">
            <text:p>19.19984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07981935484" calcext:value-type="float">
            <text:p>19.02079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00291612903" calcext:value-type="float">
            <text:p>18.89002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95437419355" calcext:value-type="float">
            <text:p>18.61954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92795" calcext:value-type="float">
            <text:p>18.6192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66703448276" calcext:value-type="float">
            <text:p>18.81667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405" calcext:value-type="float">
            <text:p>18.861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71778064516" calcext:value-type="float">
            <text:p>18.88717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5096" calcext:value-type="float">
            <text:p>18.88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315" calcext:value-type="float">
            <text:p>18.9033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11128" calcext:value-type="float">
            <text:p>18.91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860275" calcext:value-type="float">
            <text:p>18.53860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91608" calcext:value-type="float">
            <text:p>18.27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336175" calcext:value-type="float">
            <text:p>17.75336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472" calcext:value-type="float">
            <text:p>17.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342825" calcext:value-type="float">
            <text:p>17.52342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68585" calcext:value-type="float">
            <text:p>17.5368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350225" calcext:value-type="float">
            <text:p>17.35350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516" calcext:value-type="float">
            <text:p>17.1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158" calcext:value-type="float">
            <text:p>16.885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06808" calcext:value-type="float">
            <text:p>16.4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90525" calcext:value-type="float">
            <text:p>16.00590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58529032258" calcext:value-type="float">
            <text:p>15.3658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69816774194" calcext:value-type="float">
            <text:p>14.73698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6431" calcext:value-type="float">
            <text:p>14.116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72144516129" calcext:value-type="float">
            <text:p>13.7972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3935483871" calcext:value-type="float">
            <text:p>13.54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4897142857" calcext:value-type="float">
            <text:p>13.98748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25805" calcext:value-type="float">
            <text:p>15.31258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73207741936" calcext:value-type="float">
            <text:p>16.14732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98632" calcext:value-type="float">
            <text:p>16.3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402025" calcext:value-type="float">
            <text:p>16.16402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57654193548" calcext:value-type="float">
            <text:p>15.84576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5770322581" calcext:value-type="float">
            <text:p>15.35857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1917419355" calcext:value-type="float">
            <text:p>14.66019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84816" calcext:value-type="float">
            <text:p>13.70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9448516129" calcext:value-type="float">
            <text:p>12.76944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86472" calcext:value-type="float">
            <text:p>13.4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72689032258" calcext:value-type="float">
            <text:p>16.02726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0382857143" calcext:value-type="float">
            <text:p>15.76403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82215" calcext:value-type="float">
            <text:p>15.48822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26825806452" calcext:value-type="float">
            <text:p>15.9326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87232" calcext:value-type="float">
            <text:p>16.09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7205" calcext:value-type="float">
            <text:p>15.737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62528" calcext:value-type="float">
            <text:p>15.58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4415483871" calcext:value-type="float">
            <text:p>17.384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81287741936" calcext:value-type="float">
            <text:p>17.27812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652704" calcext:value-type="float">
            <text:p>16.896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60596129032" calcext:value-type="float">
            <text:p>16.35605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37565714286" calcext:value-type="float">
            <text:p>16.01375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524" calcext:value-type="float">
            <text:p>16.8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8948" calcext:value-type="float">
            <text:p>16.72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88167741936" calcext:value-type="float">
            <text:p>17.4488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83576" calcext:value-type="float">
            <text:p>18.55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9465" calcext:value-type="float">
            <text:p>18.579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296" calcext:value-type="float">
            <text:p>18.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17216" calcext:value-type="float">
            <text:p>18.568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0894117647" calcext:value-type="float">
            <text:p>18.06208941176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3344" calcext:value-type="float">
            <text:p>17.83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0067096774" calcext:value-type="float">
            <text:p>17.29700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26792" calcext:value-type="float">
            <text:p>16.76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1050322581" calcext:value-type="float">
            <text:p>16.53510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38365714286" calcext:value-type="float">
            <text:p>16.65383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57460645161" calcext:value-type="float">
            <text:p>17.16574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84175483871" calcext:value-type="float">
            <text:p>17.5484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8784" calcext:value-type="float">
            <text:p>17.4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58268387097" calcext:value-type="float">
            <text:p>17.29582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0575483871" calcext:value-type="float">
            <text:p>17.140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96575" calcext:value-type="float">
            <text:p>16.87096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4020645161" calcext:value-type="float">
            <text:p>16.69940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2296774194" calcext:value-type="float">
            <text:p>16.3402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08895483871" calcext:value-type="float">
            <text:p>15.9908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58056" calcext:value-type="float">
            <text:p>15.66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525125" calcext:value-type="float">
            <text:p>15.34525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41962857143" calcext:value-type="float">
            <text:p>15.50419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5450322581" calcext:value-type="float">
            <text:p>15.86454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98593548387" calcext:value-type="float">
            <text:p>16.4498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41088" calcext:value-type="float">
            <text:p>15.7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6972903226" calcext:value-type="float">
            <text:p>14.62469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52830967742" calcext:value-type="float">
            <text:p>13.53528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5396129032" calcext:value-type="float">
            <text:p>12.95753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8389677419" calcext:value-type="float">
            <text:p>13.49683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54792" calcext:value-type="float">
            <text:p>13.76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1403870968" calcext:value-type="float">
            <text:p>13.43814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2926451613" calcext:value-type="float">
            <text:p>14.10329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3703225807" calcext:value-type="float">
            <text:p>16.6543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1325714286" calcext:value-type="float">
            <text:p>16.73613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30861935484" calcext:value-type="float">
            <text:p>16.75308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07944" calcext:value-type="float">
            <text:p>16.82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46728" calcext:value-type="float">
            <text:p>16.91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00322580645" calcext:value-type="float">
            <text:p>16.850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80072" calcext:value-type="float">
            <text:p>17.22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9295" calcext:value-type="float">
            <text:p>17.219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28430967742" calcext:value-type="float">
            <text:p>16.87284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2064" calcext:value-type="float">
            <text:p>16.81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53421935484" calcext:value-type="float">
            <text:p>16.51534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05597419355" calcext:value-type="float">
            <text:p>16.08055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24802580645" calcext:value-type="float">
            <text:p>15.86248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54325" calcext:value-type="float">
            <text:p>16.53854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31158709677" calcext:value-type="float">
            <text:p>16.25311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4104" calcext:value-type="float">
            <text:p>15.9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94585" calcext:value-type="float">
            <text:p>15.4794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34448" calcext:value-type="float">
            <text:p>14.9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7612903226" calcext:value-type="float">
            <text:p>14.7557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81115" calcext:value-type="float">
            <text:p>14.6081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6644" calcext:value-type="float">
            <text:p>14.29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6309677419" calcext:value-type="float">
            <text:p>13.7376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31607741936" calcext:value-type="float">
            <text:p>13.34316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32735483871" calcext:value-type="float">
            <text:p>15.2532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01654285714" calcext:value-type="float">
            <text:p>16.89016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5831" calcext:value-type="float">
            <text:p>16.9358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5210322581" calcext:value-type="float">
            <text:p>17.19652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548" calcext:value-type="float">
            <text:p>17.84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99225" calcext:value-type="float">
            <text:p>18.429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78088" calcext:value-type="float">
            <text:p>18.63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06425806452" calcext:value-type="float">
            <text:p>18.6606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8233" calcext:value-type="float">
            <text:p>18.6282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27088" calcext:value-type="float">
            <text:p>18.47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31649032258" calcext:value-type="float">
            <text:p>18.24316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67801290323" calcext:value-type="float">
            <text:p>17.96678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48658064516" calcext:value-type="float">
            <text:p>17.9148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20025714286" calcext:value-type="float">
            <text:p>17.98200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90675" calcext:value-type="float">
            <text:p>17.92290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14998709677" calcext:value-type="float">
            <text:p>17.80149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57163870968" calcext:value-type="float">
            <text:p>17.66571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2203870968" calcext:value-type="float">
            <text:p>17.50722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4908" calcext:value-type="float">
            <text:p>17.42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42652903226" calcext:value-type="float">
            <text:p>17.26426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4129" calcext:value-type="float">
            <text:p>17.034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91411612903" calcext:value-type="float">
            <text:p>17.11914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99163870968" calcext:value-type="float">
            <text:p>16.97991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19060645161" calcext:value-type="float">
            <text:p>16.92190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797625" calcext:value-type="float">
            <text:p>18.09797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11" calcext:value-type="float">
            <text:p>18.406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2703529412" calcext:value-type="float">
            <text:p>18.50127035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10311111111" calcext:value-type="float">
            <text:p>18.55103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08772" calcext:value-type="float">
            <text:p>18.600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2765" calcext:value-type="float">
            <text:p>18.5952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0787096774" calcext:value-type="float">
            <text:p>18.6350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60575" calcext:value-type="float">
            <text:p>18.56260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77355" calcext:value-type="float">
            <text:p>18.4577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5736774194" calcext:value-type="float">
            <text:p>18.33057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9479" calcext:value-type="float">
            <text:p>17.929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31138064516" calcext:value-type="float">
            <text:p>17.61311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41721290323" calcext:value-type="float">
            <text:p>17.67417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9939" calcext:value-type="float">
            <text:p>17.7999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87095" calcext:value-type="float">
            <text:p>17.8687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1725" calcext:value-type="float">
            <text:p>17.763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0923870968" calcext:value-type="float">
            <text:p>17.62609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28232727273" calcext:value-type="float">
            <text:p>17.462823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21889032258" calcext:value-type="float">
            <text:p>17.29218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165" calcext:value-type="float">
            <text:p>17.01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4114" calcext:value-type="float">
            <text:p>16.914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9569032258" calcext:value-type="float">
            <text:p>16.95995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912475" calcext:value-type="float">
            <text:p>16.61912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8389677419" calcext:value-type="float">
            <text:p>16.16383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741" calcext:value-type="float">
            <text:p>15.8347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70797241379" calcext:value-type="float">
            <text:p>15.707079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79495" calcext:value-type="float">
            <text:p>15.59794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12875" calcext:value-type="float">
            <text:p>15.12712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6469677419" calcext:value-type="float">
            <text:p>14.62764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37548387097" calcext:value-type="float">
            <text:p>14.4337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20088" calcext:value-type="float">
            <text:p>15.41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81491612903" calcext:value-type="float">
            <text:p>15.27814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7143483871" calcext:value-type="float">
            <text:p>14.82714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62658064516" calcext:value-type="float">
            <text:p>13.8762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041575" calcext:value-type="float">
            <text:p>12.47041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562225" calcext:value-type="float">
            <text:p>11.45562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1431724138" calcext:value-type="float">
            <text:p>13.968143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282625" calcext:value-type="float">
            <text:p>14.9928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68637419355" calcext:value-type="float">
            <text:p>16.22686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0490322581" calcext:value-type="float">
            <text:p>16.8490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9315" calcext:value-type="float">
            <text:p>16.97793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19814193548" calcext:value-type="float">
            <text:p>16.81198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938675" calcext:value-type="float">
            <text:p>16.42938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153875" calcext:value-type="float">
            <text:p>16.12153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93396129032" calcext:value-type="float">
            <text:p>15.92933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681775" calcext:value-type="float">
            <text:p>15.68681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1734193548" calcext:value-type="float">
            <text:p>15.68117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21605" calcext:value-type="float">
            <text:p>15.7621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4584827586" calcext:value-type="float">
            <text:p>16.635458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8889" calcext:value-type="float">
            <text:p>17.01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4129" calcext:value-type="float">
            <text:p>17.034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63416" calcext:value-type="float">
            <text:p>16.90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9819" calcext:value-type="float">
            <text:p>16.8398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276925" calcext:value-type="float">
            <text:p>16.82276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103475" calcext:value-type="float">
            <text:p>16.66103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09325" calcext:value-type="float">
            <text:p>16.36709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594" calcext:value-type="float">
            <text:p>15.77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03875" calcext:value-type="float">
            <text:p>15.16903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83445" calcext:value-type="float">
            <text:p>14.9483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06061935484" calcext:value-type="float">
            <text:p>15.96060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22656" calcext:value-type="float">
            <text:p>16.55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3163870968" calcext:value-type="float">
            <text:p>16.75131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1079483871" calcext:value-type="float">
            <text:p>16.60107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56568" calcext:value-type="float">
            <text:p>16.40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65630967742" calcext:value-type="float">
            <text:p>16.15656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45163870968" calcext:value-type="float">
            <text:p>15.68451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90689032258" calcext:value-type="float">
            <text:p>15.18906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6090322581" calcext:value-type="float">
            <text:p>14.4716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8992" calcext:value-type="float">
            <text:p>13.9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94648" calcext:value-type="float">
            <text:p>13.5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20843636364" calcext:value-type="float">
            <text:p>12.382084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7589677419" calcext:value-type="float">
            <text:p>12.09475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30848571429" calcext:value-type="float">
            <text:p>13.14308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16797419355" calcext:value-type="float">
            <text:p>13.61167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50985806452" calcext:value-type="float">
            <text:p>13.16509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98224" calcext:value-type="float">
            <text:p>12.59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5029677419" calcext:value-type="float">
            <text:p>12.71350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48488" calcext:value-type="float">
            <text:p>14.0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4103225807" calcext:value-type="float">
            <text:p>13.9264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88147096774" calcext:value-type="float">
            <text:p>14.99881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67304" calcext:value-type="float">
            <text:p>15.54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75883870968" calcext:value-type="float">
            <text:p>15.1175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31824" calcext:value-type="float">
            <text:p>15.35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13485714286" calcext:value-type="float">
            <text:p>16.0513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35" calcext:value-type="float">
            <text:p>17.15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1327483871" calcext:value-type="float">
            <text:p>17.06132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26104" calcext:value-type="float">
            <text:p>16.87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0216774194" calcext:value-type="float">
            <text:p>16.58102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67672" calcext:value-type="float">
            <text:p>16.19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03579354839" calcext:value-type="float">
            <text:p>15.67035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66632258065" calcext:value-type="float">
            <text:p>14.9666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018" calcext:value-type="float">
            <text:p>14.1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6088" calcext:value-type="float">
            <text:p>12.33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0420645161" calcext:value-type="float">
            <text:p>13.81904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7408571429" calcext:value-type="float">
            <text:p>14.58174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2446451613" calcext:value-type="float">
            <text:p>15.62424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54118709677" calcext:value-type="float">
            <text:p>16.33541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4096" calcext:value-type="float">
            <text:p>16.43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6551483871" calcext:value-type="float">
            <text:p>16.18655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6672" calcext:value-type="float">
            <text:p>15.9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129575" calcext:value-type="float">
            <text:p>15.70129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7985" calcext:value-type="float">
            <text:p>15.53279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67616" calcext:value-type="float">
            <text:p>15.18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345425" calcext:value-type="float">
            <text:p>14.68345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18061935484" calcext:value-type="float">
            <text:p>14.13180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2420645161" calcext:value-type="float">
            <text:p>14.65724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50755" calcext:value-type="float">
            <text:p>16.2250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245" calcext:value-type="float">
            <text:p>15.79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8616" calcext:value-type="float">
            <text:p>15.22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7312" calcext:value-type="float">
            <text:p>13.7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51505" calcext:value-type="float">
            <text:p>13.0151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78980645161" calcext:value-type="float">
            <text:p>13.0478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57643870968" calcext:value-type="float">
            <text:p>12.71576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8329" calcext:value-type="float">
            <text:p>12.5383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4416516129" calcext:value-type="float">
            <text:p>12.89441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2366451613" calcext:value-type="float">
            <text:p>13.65523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92882857143" calcext:value-type="float">
            <text:p>15.85928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85115" calcext:value-type="float">
            <text:p>17.8085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73065806452" calcext:value-type="float">
            <text:p>17.87730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15752258064" calcext:value-type="float">
            <text:p>17.691575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32315" calcext:value-type="float">
            <text:p>17.47323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4730322581" calcext:value-type="float">
            <text:p>17.19347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134425" calcext:value-type="float">
            <text:p>16.8513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36605" calcext:value-type="float">
            <text:p>16.3336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67718709677" calcext:value-type="float">
            <text:p>15.78677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362075" calcext:value-type="float">
            <text:p>15.25362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9282580645" calcext:value-type="float">
            <text:p>14.87492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46325" calcext:value-type="float">
            <text:p>15.13646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63928275862" calcext:value-type="float">
            <text:p>15.466392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2495" calcext:value-type="float">
            <text:p>16.1524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7656774194" calcext:value-type="float">
            <text:p>17.19976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9985" calcext:value-type="float">
            <text:p>17.13299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44681290323" calcext:value-type="float">
            <text:p>16.99446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02289032258" calcext:value-type="float">
            <text:p>16.85022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3215" calcext:value-type="float">
            <text:p>16.66932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4703" calcext:value-type="float">
            <text:p>17.0547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8276129032" calcext:value-type="float">
            <text:p>17.54782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62995" calcext:value-type="float">
            <text:p>17.6362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94699354839" calcext:value-type="float">
            <text:p>17.70946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2418" calcext:value-type="float">
            <text:p>17.822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87889655172" calcext:value-type="float">
            <text:p>17.76878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2205" calcext:value-type="float">
            <text:p>17.642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0353548387" calcext:value-type="float">
            <text:p>17.47703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6469677419" calcext:value-type="float">
            <text:p>17.29464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88867096774" calcext:value-type="float">
            <text:p>17.09888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61384" calcext:value-type="float">
            <text:p>16.90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03218064516" calcext:value-type="float">
            <text:p>16.61032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4023225807" calcext:value-type="float">
            <text:p>16.14840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8648" calcext:value-type="float">
            <text:p>15.5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03357419355" calcext:value-type="float">
            <text:p>15.05033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1212" calcext:value-type="float">
            <text:p>15.03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08985" calcext:value-type="float">
            <text:p>15.57089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16877241379" calcext:value-type="float">
            <text:p>16.761687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047825" calcext:value-type="float">
            <text:p>16.78047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0993548387" calcext:value-type="float">
            <text:p>16.4650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9176" calcext:value-type="float">
            <text:p>16.05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51625" calcext:value-type="float">
            <text:p>15.56051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48392" calcext:value-type="float">
            <text:p>14.9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46108387097" calcext:value-type="float">
            <text:p>14.42461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30789677419" calcext:value-type="float">
            <text:p>13.89307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21952" calcext:value-type="float">
            <text:p>13.6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02118709677" calcext:value-type="float">
            <text:p>12.83021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58128" calcext:value-type="float">
            <text:p>12.06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09398709677" calcext:value-type="float">
            <text:p>13.32093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1168571429" calcext:value-type="float">
            <text:p>14.92311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33411612903" calcext:value-type="float">
            <text:p>16.43334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47225806452" calcext:value-type="float">
            <text:p>17.0147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3064" calcext:value-type="float">
            <text:p>16.98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51925" calcext:value-type="float">
            <text:p>16.72751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43792" calcext:value-type="float">
            <text:p>16.39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70549677419" calcext:value-type="float">
            <text:p>15.98705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36781935484" calcext:value-type="float">
            <text:p>15.39367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60488" calcext:value-type="float">
            <text:p>14.71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20379354839" calcext:value-type="float">
            <text:p>13.87203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5064" calcext:value-type="float">
            <text:p>12.8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0054193548" calcext:value-type="float">
            <text:p>12.43200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19768571429" calcext:value-type="float">
            <text:p>13.42197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84908387097" calcext:value-type="float">
            <text:p>14.98849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78820645161" calcext:value-type="float">
            <text:p>15.96788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64632" calcext:value-type="float">
            <text:p>17.06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92859354839" calcext:value-type="float">
            <text:p>16.99928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09696" calcext:value-type="float">
            <text:p>16.85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2707096774" calcext:value-type="float">
            <text:p>16.74227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04028387097" calcext:value-type="float">
            <text:p>16.57040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62792" calcext:value-type="float">
            <text:p>16.35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02955" calcext:value-type="float">
            <text:p>16.0802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0108" calcext:value-type="float">
            <text:p>15.8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33481290323" calcext:value-type="float">
            <text:p>15.65334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6354285714" calcext:value-type="float">
            <text:p>15.69763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7393548387" calcext:value-type="float">
            <text:p>15.4897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02024" calcext:value-type="float">
            <text:p>14.37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0637419355" calcext:value-type="float">
            <text:p>13.63606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57224" calcext:value-type="float">
            <text:p>12.81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19878709677" calcext:value-type="float">
            <text:p>12.56198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0911483871" calcext:value-type="float">
            <text:p>12.97091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86016" calcext:value-type="float">
            <text:p>12.12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60905806452" calcext:value-type="float">
            <text:p>11.19609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7368" calcext:value-type="float">
            <text:p>10.31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18110967742" calcext:value-type="float">
            <text:p>10.90181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9608275862" calcext:value-type="float">
            <text:p>13.152960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57907096774" calcext:value-type="float">
            <text:p>14.42579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51532903226" calcext:value-type="float">
            <text:p>15.22515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9752" calcext:value-type="float">
            <text:p>15.82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6539354839" calcext:value-type="float">
            <text:p>15.37165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3936" calcext:value-type="float">
            <text:p>14.7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5623225807" calcext:value-type="float">
            <text:p>13.99956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17961290323" calcext:value-type="float">
            <text:p>13.1417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1376" calcext:value-type="float">
            <text:p>12.7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3979" calcext:value-type="float">
            <text:p>12.0239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70265" calcext:value-type="float">
            <text:p>13.5470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28454285714" calcext:value-type="float">
            <text:p>15.47284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5247" calcext:value-type="float">
            <text:p>16.8352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00036129032" calcext:value-type="float">
            <text:p>16.67000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17101935484" calcext:value-type="float">
            <text:p>16.41171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6149677419" calcext:value-type="float">
            <text:p>16.27661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9240516129" calcext:value-type="float">
            <text:p>16.43924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30864" calcext:value-type="float">
            <text:p>16.3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1974193548" calcext:value-type="float">
            <text:p>16.2541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35608" calcext:value-type="float">
            <text:p>16.65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3783225806" calcext:value-type="float">
            <text:p>16.71837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02945714286" calcext:value-type="float">
            <text:p>17.27029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30149677419" calcext:value-type="float">
            <text:p>17.95301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1967483871" calcext:value-type="float">
            <text:p>18.37196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652" calcext:value-type="float">
            <text:p>18.29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4113548387" calcext:value-type="float">
            <text:p>18.19941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0608" calcext:value-type="float">
            <text:p>18.11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8104516129" calcext:value-type="float">
            <text:p>18.018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5786666667" calcext:value-type="float">
            <text:p>17.92257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2911428571" calcext:value-type="float">
            <text:p>17.29729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7032" calcext:value-type="float">
            <text:p>17.1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59472" calcext:value-type="float">
            <text:p>17.25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49062857143" calcext:value-type="float">
            <text:p>17.37490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9865806452" calcext:value-type="float">
            <text:p>17.22198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05179354839" calcext:value-type="float">
            <text:p>16.95051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98301935484" calcext:value-type="float">
            <text:p>16.60983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96167741935" calcext:value-type="float">
            <text:p>16.22961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7752" calcext:value-type="float">
            <text:p>15.75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1087483871" calcext:value-type="float">
            <text:p>15.14108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02962580645" calcext:value-type="float">
            <text:p>14.39029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50176" calcext:value-type="float">
            <text:p>13.42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252125" calcext:value-type="float">
            <text:p>12.5525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70808" calcext:value-type="float">
            <text:p>13.06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40955" calcext:value-type="float">
            <text:p>16.0040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54270344828" calcext:value-type="float">
            <text:p>16.725427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07378064516" calcext:value-type="float">
            <text:p>16.89073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7282580645" calcext:value-type="float">
            <text:p>16.70372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7816" calcext:value-type="float">
            <text:p>16.48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61638709677" calcext:value-type="float">
            <text:p>16.2561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0636" calcext:value-type="float">
            <text:p>16.01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5393548387" calcext:value-type="float">
            <text:p>15.7945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00046451613" calcext:value-type="float">
            <text:p>15.99000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09056" calcext:value-type="float">
            <text:p>15.8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6882580645" calcext:value-type="float">
            <text:p>15.62168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5552" calcext:value-type="float">
            <text:p>15.7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97558709677" calcext:value-type="float">
            <text:p>16.03975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2782857143" calcext:value-type="float">
            <text:p>16.92227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57401290323" calcext:value-type="float">
            <text:p>17.26574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73308387097" calcext:value-type="float">
            <text:p>17.13733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40176" calcext:value-type="float">
            <text:p>16.85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1351483871" calcext:value-type="float">
            <text:p>16.49135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6968" calcext:value-type="float">
            <text:p>16.09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50139354839" calcext:value-type="float">
            <text:p>15.58501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93411612903" calcext:value-type="float">
            <text:p>14.90934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16752" calcext:value-type="float">
            <text:p>14.57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51718709677" calcext:value-type="float">
            <text:p>14.41517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47232" calcext:value-type="float">
            <text:p>14.57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36147096774" calcext:value-type="float">
            <text:p>15.30361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79082857143" calcext:value-type="float">
            <text:p>16.24790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84356129032" calcext:value-type="float">
            <text:p>17.07843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91304" calcext:value-type="float">
            <text:p>16.96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6309677419" calcext:value-type="float">
            <text:p>16.7856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1632" calcext:value-type="float">
            <text:p>16.57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68467096774" calcext:value-type="float">
            <text:p>16.01684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89504" calcext:value-type="float">
            <text:p>15.52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78028387097" calcext:value-type="float">
            <text:p>14.81780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6784" calcext:value-type="float">
            <text:p>14.36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94105806452" calcext:value-type="float">
            <text:p>14.89941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6625714286" calcext:value-type="float">
            <text:p>15.26166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0080516129" calcext:value-type="float">
            <text:p>15.54008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23527741935" calcext:value-type="float">
            <text:p>16.022352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18" calcext:value-type="float">
            <text:p>16.17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05021935484" calcext:value-type="float">
            <text:p>15.89050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03576" calcext:value-type="float">
            <text:p>15.51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64317419355" calcext:value-type="float">
            <text:p>15.05643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35695483871" calcext:value-type="float">
            <text:p>14.5735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09544" calcext:value-type="float">
            <text:p>14.29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72185806452" calcext:value-type="float">
            <text:p>14.88721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9136" calcext:value-type="float">
            <text:p>17.9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112" calcext:value-type="float">
            <text:p>17.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9" calcext:value-type="float">
            <text:p>17.61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6536" calcext:value-type="float">
            <text:p>17.4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4804" calcext:value-type="float">
            <text:p>17.35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07984" calcext:value-type="float">
            <text:p>17.36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248" calcext:value-type="float">
            <text:p>17.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35556" calcext:value-type="float">
            <text:p>16.713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82108387097" calcext:value-type="float">
            <text:p>16.55821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91481290323" calcext:value-type="float">
            <text:p>16.33914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1464" calcext:value-type="float">
            <text:p>16.08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10807741936" calcext:value-type="float">
            <text:p>15.75108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01332413793" calcext:value-type="float">
            <text:p>15.360133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4843870968" calcext:value-type="float">
            <text:p>15.04748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67934285714" calcext:value-type="float">
            <text:p>15.05679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48521290323" calcext:value-type="float">
            <text:p>15.49485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1647483871" calcext:value-type="float">
            <text:p>15.81164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26208" calcext:value-type="float">
            <text:p>15.48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9979354839" calcext:value-type="float">
            <text:p>15.07599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28345714286" calcext:value-type="float">
            <text:p>14.73283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1267096774" calcext:value-type="float">
            <text:p>14.44712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1668" calcext:value-type="float">
            <text:p>14.36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82424" calcext:value-type="float">
            <text:p>13.92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5025882353" calcext:value-type="float">
            <text:p>12.96350258823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5828" calcext:value-type="float">
            <text:p>14.62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88557419355" calcext:value-type="float">
            <text:p>14.63885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10647741936" calcext:value-type="float">
            <text:p>14.86106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80572307692" calcext:value-type="float">
            <text:p>13.998057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2692" calcext:value-type="float">
            <text:p>11.63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531" calcext:value-type="float">
            <text:p>13.0115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56541935484" calcext:value-type="float">
            <text:p>12.9156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2864" calcext:value-type="float">
            <text:p>12.88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21432258065" calcext:value-type="float">
            <text:p>13.0921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40632" calcext:value-type="float">
            <text:p>13.10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8572903226" calcext:value-type="float">
            <text:p>12.85685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38206896552" calcext:value-type="float">
            <text:p>10.99382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7442" calcext:value-type="float">
            <text:p>14.07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99304827586" calcext:value-type="float">
            <text:p>15.839930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7029677419" calcext:value-type="float">
            <text:p>16.98070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25819354839" calcext:value-type="float">
            <text:p>17.4625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9808" calcext:value-type="float">
            <text:p>17.2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49751724138" calcext:value-type="float">
            <text:p>16.81497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43" calcext:value-type="float">
            <text:p>16.6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1277419355" calcext:value-type="float">
            <text:p>16.4341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01661935484" calcext:value-type="float">
            <text:p>16.25016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17523076923" calcext:value-type="float">
            <text:p>16.07175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5315862069" calcext:value-type="float">
            <text:p>15.617531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8145" calcext:value-type="float">
            <text:p>15.638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0222857143" calcext:value-type="float">
            <text:p>16.01702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18763636364" calcext:value-type="float">
            <text:p>16.05187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997" calcext:value-type="float">
            <text:p>16.7399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7785454545" calcext:value-type="float">
            <text:p>16.931778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81171428571" calcext:value-type="float">
            <text:p>17.0481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7896774193" calcext:value-type="float">
            <text:p>17.01078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507084262201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8222222222" calcext:value-type="float">
            <text:p>16.63982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972" meta:object-count="0"/>
    <meta:user-defined meta:name="AppVersion">3.0</meta:user-defined>
  </office:meta>
</office:document-meta>
</file>